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middle"/>
    </style:style>
    <style:style style:name="gr2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-color="#eb613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808000"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317cm" svg:height="3.733cm" svg:x="3.262cm" svg:y="7.093cm">
          <text:p/>
        </draw:rect>
        <draw:rect draw:style-name="gr1" draw:text-style-name="P1" draw:layer="layout" svg:width="1.317cm" svg:height="3.733cm" svg:x="7.363cm" svg:y="7.094cm">
          <text:p/>
        </draw:rect>
        <draw:line draw:style-name="gr2" draw:text-style-name="P1" draw:layer="layout" svg:x1="4.073cm" svg:y1="3.309cm" svg:x2="8.126cm" svg:y2="3.33cm">
          <text:p/>
        </draw:line>
        <draw:rect draw:style-name="gr3" draw:text-style-name="P2" draw:layer="layout" svg:width="2.378cm" svg:height="1.097cm" svg:x="1.72cm" svg:y="2.818cm">
          <text:p text:style-name="P2"><text:span text:style-name="T1">RF/MW</text:span></text:p>
          <text:p text:style-name="P2"><text:span text:style-name="T1">source</text:span></text:p>
        </draw:rect>
        <draw:line draw:style-name="gr2" draw:text-style-name="P1" draw:layer="layout" svg:x1="6.059cm" svg:y1="3.309cm" svg:x2="5.997cm" svg:y2="8.334cm">
          <text:p/>
        </draw:line>
        <draw:ellipse draw:style-name="gr4" draw:text-style-name="P1" draw:layer="layout" svg:width="0.766cm" svg:height="0.704cm" svg:x="5.665cm" svg:y="2.977cm">
          <text:p/>
        </draw:ellipse>
        <draw:rect draw:style-name="gr5" draw:text-style-name="P2" draw:layer="layout" svg:width="3.34cm" svg:height="1.26cm" svg:x="8.13cm" svg:y="5.068cm">
          <text:p text:style-name="P1"><text:span text:style-name="T1">Phase sensitive</text:span></text:p>
          <text:p text:style-name="P1"><text:span text:style-name="T1">detection (EPR)</text:span></text:p>
        </draw:rect>
        <draw:line draw:style-name="gr6" draw:text-style-name="P1" draw:layer="layout" svg:x1="9.389cm" svg:y1="3.888cm" svg:x2="9.389cm" svg:y2="5.066cm">
          <text:p/>
        </draw:line>
        <draw:frame draw:style-name="gr7" draw:layer="layout" svg:width="2.614cm" svg:height="0.962cm" draw:transform="rotate (1.58528255958615) translate (3.479cm 10.175cm)">
          <draw:text-box>
            <text:p>Magnet</text:p>
          </draw:text-box>
        </draw:frame>
        <draw:frame draw:style-name="gr7" draw:layer="layout" svg:width="2.614cm" svg:height="0.962cm" draw:transform="rotate (1.58528255958615) translate (7.579cm 10.175cm)">
          <draw:text-box>
            <text:p>Magnet</text:p>
          </draw:text-box>
        </draw:frame>
        <draw:line draw:style-name="gr6" draw:text-style-name="P1" draw:layer="layout" svg:x1="6.411cm" svg:y1="8.872cm" svg:x2="6.99cm" svg:y2="8.872cm">
          <text:p/>
        </draw:line>
        <draw:line draw:style-name="gr6" draw:text-style-name="P1" draw:layer="layout" svg:x1="7.01cm" svg:y1="5.625cm" svg:x2="6.991cm" svg:y2="8.872cm">
          <text:p/>
        </draw:line>
        <draw:line draw:style-name="gr6" draw:text-style-name="P1" draw:layer="layout" svg:x1="7.012cm" svg:y1="5.63cm" svg:x2="8.127cm" svg:y2="5.63cm">
          <text:p/>
        </draw:line>
        <draw:frame draw:style-name="gr7" draw:text-style-name="P3" draw:layer="layout" svg:width="3.851cm" svg:height="0.725cm" draw:transform="rotate (1.58179190108216) translate (6.363cm 8.223cm)">
          <draw:text-box>
            <text:p><text:span text:style-name="T1">Modulation (EPR)</text:span></text:p>
          </draw:text-box>
        </draw:frame>
        <draw:line draw:style-name="gr6" draw:text-style-name="P1" draw:layer="layout" svg:x1="2.712cm" svg:y1="2.809cm" svg:x2="2.703cm" svg:y2="2.195cm">
          <text:p/>
        </draw:line>
        <draw:line draw:style-name="gr6" draw:text-style-name="P1" draw:layer="layout" svg:x1="14.558cm" svg:y1="2.209cm" svg:x2="2.704cm" svg:y2="2.195cm">
          <text:p/>
        </draw:line>
        <draw:line draw:style-name="gr6" draw:text-style-name="P1" draw:layer="layout" svg:x1="14.531cm" svg:y1="2.717cm" svg:x2="14.531cm" svg:y2="2.25cm">
          <text:p/>
        </draw:line>
        <draw:rect draw:style-name="gr8" draw:text-style-name="P2" draw:layer="layout" svg:width="2.378cm" svg:height="1.097cm" svg:x="8.12cm" svg:y="2.819cm">
          <text:p text:style-name="P2"><text:span text:style-name="T1">Detector</text:span></text:p>
        </draw:rect>
        <draw:rect draw:style-name="gr4" draw:text-style-name="P1" draw:layer="layout" svg:width="0.868cm" svg:height="1.134cm" svg:x="5.564cm" svg:y="8.329cm">
          <text:p/>
        </draw:rect>
        <draw:line draw:style-name="gr6" draw:text-style-name="P1" draw:layer="layout" svg:x1="12.513cm" svg:y1="3.588cm" svg:x2="13.628cm" svg:y2="3.588cm">
          <text:p/>
        </draw:line>
        <draw:line draw:style-name="gr6" draw:text-style-name="P1" draw:layer="layout" svg:x1="12.514cm" svg:y1="3.588cm" svg:x2="12.5cm" svg:y2="7.684cm">
          <text:p/>
        </draw:line>
        <draw:line draw:style-name="gr6" draw:text-style-name="P1" draw:layer="layout" svg:x1="8.699cm" svg:y1="7.684cm" svg:x2="12.514cm" svg:y2="7.684cm">
          <text:p/>
        </draw:line>
        <draw:line draw:style-name="gr6" draw:text-style-name="P1" draw:layer="layout" svg:x1="11.485cm" svg:y1="5.63cm" svg:x2="15.436cm" svg:y2="5.63cm">
          <text:p/>
        </draw:line>
        <draw:line draw:style-name="gr6" draw:text-style-name="P1" draw:layer="layout" svg:x1="15.422cm" svg:y1="4.295cm" svg:x2="15.437cm" svg:y2="5.644cm">
          <text:p/>
        </draw:line>
        <draw:rect draw:style-name="gr9" draw:text-style-name="P2" draw:layer="layout" svg:width="3.205cm" svg:height="1.592cm" svg:x="13.608cm" svg:y="2.71cm">
          <text:p text:style-name="P1"><text:span text:style-name="T1">Computer</text:span></text:p>
        </draw:rect>
        <draw:frame draw:style-name="gr7" draw:text-style-name="P3" draw:layer="layout" svg:width="3.44cm" svg:height="0.725cm" svg:x="6.997cm" svg:y="1.482cm">
          <draw:text-box>
            <text:p><text:span text:style-name="T1">RF scan (NMR)</text:span></text:p>
          </draw:text-box>
        </draw:frame>
        <draw:frame draw:style-name="gr7" draw:text-style-name="P3" draw:layer="layout" svg:width="4.206cm" svg:height="0.725cm" svg:x="8.697cm" svg:y="7.683cm">
          <draw:text-box>
            <text:p><text:span text:style-name="T1">Magnet scan (EP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7T16:49:10</meta:creation-date>
    <meta:generator>OpenOffice.org/3.3$Linux OpenOffice.org_project/330m19$Build-9561</meta:generator>
    <dc:date>2011-01-27T17:12:45</dc:date>
    <dc:creator>Jussi Eloranta</dc:creator>
    <meta:editing-duration>PT23M35S</meta:editing-duration>
    <meta:editing-cycles>7</meta:editing-cycles>
    <meta:document-statistic meta:object-count="27"/>
  </office:meta>
</office:document-meta>
</file>